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514.86pt" svg:y="2.83pt">
            <loext:p draw:notify-on-update-of-ranges="Sheet1.D1:Sheet1.D1 Sheet1.D2:Sheet1.D28 Sheet1.H1:Sheet1.H1 Sheet1.H2:Sheet1.H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gain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0.00001" calcext:value-type="float">
            <text:p>0.00001</text:p>
          </table:table-cell>
          <table:table-cell/>
          <table:table-cell office:value-type="float" office:value="1" calcext:value-type="float">
            <text:p>1</text:p>
          </table:table-cell>
          <table:table-cell table:formula="of:=1/(2*PI()*[.B$2]*[.D2])" office:value-type="float" office:value="15915.4943091895" calcext:value-type="float">
            <text:p>15915.4943091895</text:p>
          </table:table-cell>
          <table:table-cell table:formula="of:=SQRT([.B$1]*[.B$1]+[.E2]*[.E2])" office:value-type="float" office:value="15915.4943406055" calcext:value-type="float">
            <text:p>15915.4943406055</text:p>
          </table:table-cell>
          <table:table-cell table:formula="of:=[.B$3]*[.E2]/[.F2]" office:value-type="float" office:value="4.9999999901304" calcext:value-type="float">
            <text:p>4.9999999901</text:p>
          </table:table-cell>
          <table:table-cell table:formula="of:=20*LOG([.G2]/[.B$3];10)" office:value-type="float" office:value="-0.0000000171452592441784" calcext:value-type="float">
            <text:p>-1.71452592441784E-08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float" office:value="5" calcext:value-type="float">
            <text:p>5</text:p>
          </table:table-cell>
          <table:table-cell/>
          <table:table-cell table:formula="of:=[.D2]*2" office:value-type="float" office:value="2" calcext:value-type="float">
            <text:p>2</text:p>
          </table:table-cell>
          <table:table-cell table:formula="of:=1/(2*PI()*[.B$2]*[.D3])" office:value-type="float" office:value="7957.74715459477" calcext:value-type="float">
            <text:p>7957.7471545948</text:p>
          </table:table-cell>
          <table:table-cell table:formula="of:=SQRT([.B$1]*[.B$1]+[.E3]*[.E3])" office:value-type="float" office:value="7957.74721742662" calcext:value-type="float">
            <text:p>7957.7472174266</text:p>
          </table:table-cell>
          <table:table-cell table:formula="of:=[.B$3]*[.E3]/[.F3]" office:value-type="float" office:value="4.99999996052158" calcext:value-type="float">
            <text:p>4.9999999605</text:p>
          </table:table-cell>
          <table:table-cell table:formula="of:=20*LOG([.G3]/[.B$3];10)" office:value-type="float" office:value="-0.0000000685810362154464" calcext:value-type="float">
            <text:p>-6.85810362154464E-08</text:p>
          </table:table-cell>
        </table:table-row>
        <table:table-row table:style-name="ro1">
          <table:table-cell table:number-columns-repeated="3"/>
          <table:table-cell table:formula="of:=[.D3]*2" office:value-type="float" office:value="4" calcext:value-type="float">
            <text:p>4</text:p>
          </table:table-cell>
          <table:table-cell table:formula="of:=1/(2*PI()*[.B$2]*[.D4])" office:value-type="float" office:value="3978.87357729738" calcext:value-type="float">
            <text:p>3978.8735772974</text:p>
          </table:table-cell>
          <table:table-cell table:formula="of:=SQRT([.B$1]*[.B$1]+[.E4]*[.E4])" office:value-type="float" office:value="3978.87370296109" calcext:value-type="float">
            <text:p>3978.8737029611</text:p>
          </table:table-cell>
          <table:table-cell table:formula="of:=[.B$3]*[.E4]/[.F4]" office:value-type="float" office:value="4.99999984208634" calcext:value-type="float">
            <text:p>4.9999998421</text:p>
          </table:table-cell>
          <table:table-cell table:formula="of:=20*LOG([.G4]/[.B$3];10)" office:value-type="float" office:value="-0.000000274324134610166" calcext:value-type="float">
            <text:p>-2.74324134610166E-07</text:p>
          </table:table-cell>
        </table:table-row>
        <table:table-row table:style-name="ro1">
          <table:table-cell table:number-columns-repeated="3"/>
          <table:table-cell table:formula="of:=[.D4]*2" office:value-type="float" office:value="8" calcext:value-type="float">
            <text:p>8</text:p>
          </table:table-cell>
          <table:table-cell table:formula="of:=1/(2*PI()*[.B$2]*[.D5])" office:value-type="float" office:value="1989.43678864869" calcext:value-type="float">
            <text:p>1989.4367886487</text:p>
          </table:table-cell>
          <table:table-cell table:formula="of:=SQRT([.B$1]*[.B$1]+[.E5]*[.E5])" office:value-type="float" office:value="1989.43703997609" calcext:value-type="float">
            <text:p>1989.4370399761</text:p>
          </table:table-cell>
          <table:table-cell table:formula="of:=[.B$3]*[.E5]/[.F5]" office:value-type="float" office:value="4.99999936834544" calcext:value-type="float">
            <text:p>4.9999993683</text:p>
          </table:table-cell>
          <table:table-cell table:formula="of:=20*LOG([.G5]/[.B$3];10)" office:value-type="float" office:value="-0.00000109729643323871" calcext:value-type="float">
            <text:p>-1.09729643323871E-06</text:p>
          </table:table-cell>
        </table:table-row>
        <table:table-row table:style-name="ro1">
          <table:table-cell table:number-columns-repeated="3"/>
          <table:table-cell table:formula="of:=[.D5]*2" office:value-type="float" office:value="16" calcext:value-type="float">
            <text:p>16</text:p>
          </table:table-cell>
          <table:table-cell table:formula="of:=1/(2*PI()*[.B$2]*[.D6])" office:value-type="float" office:value="994.718394324346" calcext:value-type="float">
            <text:p>994.7183943243</text:p>
          </table:table-cell>
          <table:table-cell table:formula="of:=SQRT([.B$1]*[.B$1]+[.E6]*[.E6])" office:value-type="float" office:value="994.718896979043" calcext:value-type="float">
            <text:p>994.718896979</text:p>
          </table:table-cell>
          <table:table-cell table:formula="of:=[.B$3]*[.E6]/[.F6]" office:value-type="float" office:value="4.99999747338319" calcext:value-type="float">
            <text:p>4.9999974734</text:p>
          </table:table-cell>
          <table:table-cell table:formula="of:=20*LOG([.G6]/[.B$3];10)" office:value-type="float" office:value="-0.00000438918406611615" calcext:value-type="float">
            <text:p>-4.38918406611615E-06</text:p>
          </table:table-cell>
        </table:table-row>
        <table:table-row table:style-name="ro1">
          <table:table-cell table:number-columns-repeated="3"/>
          <table:table-cell table:formula="of:=[.D6]*2" office:value-type="float" office:value="32" calcext:value-type="float">
            <text:p>32</text:p>
          </table:table-cell>
          <table:table-cell table:formula="of:=1/(2*PI()*[.B$2]*[.D7])" office:value-type="float" office:value="497.359197162173" calcext:value-type="float">
            <text:p>497.3591971622</text:p>
          </table:table-cell>
          <table:table-cell table:formula="of:=SQRT([.B$1]*[.B$1]+[.E7]*[.E7])" office:value-type="float" office:value="497.360202470806" calcext:value-type="float">
            <text:p>497.3602024708</text:p>
          </table:table-cell>
          <table:table-cell table:formula="of:=[.B$3]*[.E7]/[.F7]" office:value-type="float" office:value="4.99998989355574" calcext:value-type="float">
            <text:p>4.9999898936</text:p>
          </table:table-cell>
          <table:table-cell table:formula="of:=20*LOG([.G7]/[.B$3];10)" office:value-type="float" office:value="-0.0000175567096470607" calcext:value-type="float">
            <text:p>-1.75567096470607E-05</text:p>
          </table:table-cell>
        </table:table-row>
        <table:table-row table:style-name="ro1">
          <table:table-cell table:number-columns-repeated="3"/>
          <table:table-cell table:formula="of:=[.D7]*2" office:value-type="float" office:value="64" calcext:value-type="float">
            <text:p>64</text:p>
          </table:table-cell>
          <table:table-cell table:formula="of:=1/(2*PI()*[.B$2]*[.D8])" office:value-type="float" office:value="248.679598581086" calcext:value-type="float">
            <text:p>248.6795985811</text:p>
          </table:table-cell>
          <table:table-cell table:formula="of:=SQRT([.B$1]*[.B$1]+[.E8]*[.E8])" office:value-type="float" office:value="248.681609192257" calcext:value-type="float">
            <text:p>248.6816091923</text:p>
          </table:table-cell>
          <table:table-cell table:formula="of:=[.B$3]*[.E8]/[.F8]" office:value-type="float" office:value="4.99995957459064" calcext:value-type="float">
            <text:p>4.9999595746</text:p>
          </table:table-cell>
          <table:table-cell table:formula="of:=20*LOG([.G8]/[.B$3];10)" office:value-type="float" office:value="-0.0000702264127445874" calcext:value-type="float">
            <text:p>-7.02264127445874E-05</text:p>
          </table:table-cell>
        </table:table-row>
        <table:table-row table:style-name="ro1">
          <table:table-cell table:number-columns-repeated="3"/>
          <table:table-cell table:formula="of:=[.D8]*2" office:value-type="float" office:value="128" calcext:value-type="float">
            <text:p>128</text:p>
          </table:table-cell>
          <table:table-cell table:formula="of:=1/(2*PI()*[.B$2]*[.D9])" office:value-type="float" office:value="124.339799290543" calcext:value-type="float">
            <text:p>124.3397992905</text:p>
          </table:table-cell>
          <table:table-cell table:formula="of:=SQRT([.B$1]*[.B$1]+[.E9]*[.E9])" office:value-type="float" office:value="124.343820464117" calcext:value-type="float">
            <text:p>124.3438204641</text:p>
          </table:table-cell>
          <table:table-cell table:formula="of:=[.B$3]*[.E9]/[.F9]" office:value-type="float" office:value="4.99983830424549" calcext:value-type="float">
            <text:p>4.9998383042</text:p>
          </table:table-cell>
          <table:table-cell table:formula="of:=20*LOG([.G9]/[.B$3];10)" office:value-type="float" office:value="-0.00028089883777118" calcext:value-type="float">
            <text:p>-0.0002808988</text:p>
          </table:table-cell>
        </table:table-row>
        <table:table-row table:style-name="ro1">
          <table:table-cell table:number-columns-repeated="3"/>
          <table:table-cell table:formula="of:=[.D9]*2" office:value-type="float" office:value="256" calcext:value-type="float">
            <text:p>256</text:p>
          </table:table-cell>
          <table:table-cell table:formula="of:=1/(2*PI()*[.B$2]*[.D10])" office:value-type="float" office:value="62.1698996452716" calcext:value-type="float">
            <text:p>62.1698996453</text:p>
          </table:table-cell>
          <table:table-cell table:formula="of:=SQRT([.B$1]*[.B$1]+[.E10]*[.E10])" office:value-type="float" office:value="62.1779416023331" calcext:value-type="float">
            <text:p>62.1779416023</text:p>
          </table:table-cell>
          <table:table-cell table:formula="of:=[.B$3]*[.E10]/[.F10]" office:value-type="float" office:value="4.99935331108957" calcext:value-type="float">
            <text:p>4.9993533111</text:p>
          </table:table-cell>
          <table:table-cell table:formula="of:=20*LOG([.G10]/[.B$3];10)" office:value-type="float" office:value="-0.0011234863574095" calcext:value-type="float">
            <text:p>-0.0011234864</text:p>
          </table:table-cell>
        </table:table-row>
        <table:table-row table:style-name="ro1">
          <table:table-cell table:number-columns-repeated="3"/>
          <table:table-cell table:formula="of:=[.D10]*2" office:value-type="float" office:value="512" calcext:value-type="float">
            <text:p>512</text:p>
          </table:table-cell>
          <table:table-cell table:formula="of:=1/(2*PI()*[.B$2]*[.D11])" office:value-type="float" office:value="31.0849498226358" calcext:value-type="float">
            <text:p>31.0849498226</text:p>
          </table:table-cell>
          <table:table-cell table:formula="of:=SQRT([.B$1]*[.B$1]+[.E11]*[.E11])" office:value-type="float" office:value="31.1010306175822" calcext:value-type="float">
            <text:p>31.1010306176</text:p>
          </table:table-cell>
          <table:table-cell table:formula="of:=[.B$3]*[.E11]/[.F11]" office:value-type="float" office:value="4.99741474886409" calcext:value-type="float">
            <text:p>4.9974147489</text:p>
          </table:table-cell>
          <table:table-cell table:formula="of:=20*LOG([.G11]/[.B$3];10)" office:value-type="float" office:value="-0.00449220265794349" calcext:value-type="float">
            <text:p>-0.0044922027</text:p>
          </table:table-cell>
        </table:table-row>
        <table:table-row table:style-name="ro1">
          <table:table-cell table:number-columns-repeated="3"/>
          <table:table-cell table:formula="of:=[.D11]*2" office:value-type="float" office:value="1024" calcext:value-type="float">
            <text:p>1024</text:p>
          </table:table-cell>
          <table:table-cell table:formula="of:=1/(2*PI()*[.B$2]*[.D12])" office:value-type="float" office:value="15.5424749113179" calcext:value-type="float">
            <text:p>15.5424749113</text:p>
          </table:table-cell>
          <table:table-cell table:formula="of:=SQRT([.B$1]*[.B$1]+[.E12]*[.E12])" office:value-type="float" office:value="15.5746115960863" calcext:value-type="float">
            <text:p>15.5746115961</text:p>
          </table:table-cell>
          <table:table-cell table:formula="of:=[.B$3]*[.E12]/[.F12]" office:value-type="float" office:value="4.98968298998336" calcext:value-type="float">
            <text:p>4.98968299</text:p>
          </table:table-cell>
          <table:table-cell table:formula="of:=20*LOG([.G12]/[.B$3];10)" office:value-type="float" office:value="-0.0179409981977635" calcext:value-type="float">
            <text:p>-0.0179409982</text:p>
          </table:table-cell>
        </table:table-row>
        <table:table-row table:style-name="ro1">
          <table:table-cell table:number-columns-repeated="3"/>
          <table:table-cell table:formula="of:=[.D12]*2" office:value-type="float" office:value="2048" calcext:value-type="float">
            <text:p>2048</text:p>
          </table:table-cell>
          <table:table-cell table:formula="of:=1/(2*PI()*[.B$2]*[.D13])" office:value-type="float" office:value="7.77123745565895" calcext:value-type="float">
            <text:p>7.7712374557</text:p>
          </table:table-cell>
          <table:table-cell table:formula="of:=SQRT([.B$1]*[.B$1]+[.E13]*[.E13])" office:value-type="float" office:value="7.83531311386065" calcext:value-type="float">
            <text:p>7.8353131139</text:p>
          </table:table-cell>
          <table:table-cell table:formula="of:=[.B$3]*[.E13]/[.F13]" office:value-type="float" office:value="4.95911097790824" calcext:value-type="float">
            <text:p>4.9591109779</text:p>
          </table:table-cell>
          <table:table-cell table:formula="of:=20*LOG([.G13]/[.B$3];10)" office:value-type="float" office:value="-0.0713235407656199" calcext:value-type="float">
            <text:p>-0.0713235408</text:p>
          </table:table-cell>
        </table:table-row>
        <table:table-row table:style-name="ro1">
          <table:table-cell table:number-columns-repeated="3"/>
          <table:table-cell table:formula="of:=[.D13]*2" office:value-type="float" office:value="4096" calcext:value-type="float">
            <text:p>4096</text:p>
          </table:table-cell>
          <table:table-cell table:formula="of:=1/(2*PI()*[.B$2]*[.D14])" office:value-type="float" office:value="3.88561872782948" calcext:value-type="float">
            <text:p>3.8856187278</text:p>
          </table:table-cell>
          <table:table-cell table:formula="of:=SQRT([.B$1]*[.B$1]+[.E14]*[.E14])" office:value-type="float" office:value="4.0122353991334" calcext:value-type="float">
            <text:p>4.0122353991</text:p>
          </table:table-cell>
          <table:table-cell table:formula="of:=[.B$3]*[.E14]/[.F14]" office:value-type="float" office:value="4.84221181123711" calcext:value-type="float">
            <text:p>4.8422118112</text:p>
          </table:table-cell>
          <table:table-cell table:formula="of:=20*LOG([.G14]/[.B$3];10)" office:value-type="float" office:value="-0.278524432356852" calcext:value-type="float">
            <text:p>-0.2785244324</text:p>
          </table:table-cell>
        </table:table-row>
        <table:table-row table:style-name="ro1">
          <table:table-cell table:number-columns-repeated="3"/>
          <table:table-cell table:formula="of:=[.D14]*2" office:value-type="float" office:value="8192" calcext:value-type="float">
            <text:p>8192</text:p>
          </table:table-cell>
          <table:table-cell table:formula="of:=1/(2*PI()*[.B$2]*[.D15])" office:value-type="float" office:value="1.94280936391474" calcext:value-type="float">
            <text:p>1.9428093639</text:p>
          </table:table-cell>
          <table:table-cell table:formula="of:=SQRT([.B$1]*[.B$1]+[.E15]*[.E15])" office:value-type="float" office:value="2.1850648101406" calcext:value-type="float">
            <text:p>2.1850648101</text:p>
          </table:table-cell>
          <table:table-cell table:formula="of:=[.B$3]*[.E15]/[.F15]" office:value-type="float" office:value="4.44565615376352" calcext:value-type="float">
            <text:p>4.4456561538</text:p>
          </table:table-cell>
          <table:table-cell table:formula="of:=20*LOG([.G15]/[.B$3];10)" office:value-type="float" office:value="-1.02068269767916" calcext:value-type="float">
            <text:p>-1.0206826977</text:p>
          </table:table-cell>
        </table:table-row>
        <table:table-row table:style-name="ro1">
          <table:table-cell table:number-columns-repeated="3"/>
          <table:table-cell table:formula="of:=[.D15]*2" office:value-type="float" office:value="16384" calcext:value-type="float">
            <text:p>16384</text:p>
          </table:table-cell>
          <table:table-cell table:formula="of:=1/(2*PI()*[.B$2]*[.D16])" office:value-type="float" office:value="0.971404681957369" calcext:value-type="float">
            <text:p>0.971404682</text:p>
          </table:table-cell>
          <table:table-cell table:formula="of:=SQRT([.B$1]*[.B$1]+[.E16]*[.E16])" office:value-type="float" office:value="1.39414025697872" calcext:value-type="float">
            <text:p>1.394140257</text:p>
          </table:table-cell>
          <table:table-cell table:formula="of:=[.B$3]*[.E16]/[.F16]" office:value-type="float" office:value="3.48388434052728" calcext:value-type="float">
            <text:p>3.4838843405</text:p>
          </table:table-cell>
          <table:table-cell table:formula="of:=20*LOG([.G16]/[.B$3];10)" office:value-type="float" office:value="-3.1381255130765" calcext:value-type="float">
            <text:p>-3.1381255131</text:p>
          </table:table-cell>
        </table:table-row>
        <table:table-row table:style-name="ro1">
          <table:table-cell table:number-columns-repeated="3"/>
          <table:table-cell table:formula="of:=[.D16]*2" office:value-type="float" office:value="32768" calcext:value-type="float">
            <text:p>32768</text:p>
          </table:table-cell>
          <table:table-cell table:formula="of:=1/(2*PI()*[.B$2]*[.D17])" office:value-type="float" office:value="0.485702340978684" calcext:value-type="float">
            <text:p>0.485702341</text:p>
          </table:table-cell>
          <table:table-cell table:formula="of:=SQRT([.B$1]*[.B$1]+[.E17]*[.E17])" office:value-type="float" office:value="1.1117134361121" calcext:value-type="float">
            <text:p>1.1117134361</text:p>
          </table:table-cell>
          <table:table-cell table:formula="of:=[.B$3]*[.E17]/[.F17]" office:value-type="float" office:value="2.18447634615845" calcext:value-type="float">
            <text:p>2.1844763462</text:p>
          </table:table-cell>
          <table:table-cell table:formula="of:=20*LOG([.G17]/[.B$3];10)" office:value-type="float" office:value="-7.19245315743121" calcext:value-type="float">
            <text:p>-7.1924531574</text:p>
          </table:table-cell>
        </table:table-row>
        <table:table-row table:style-name="ro1">
          <table:table-cell table:number-columns-repeated="3"/>
          <table:table-cell table:formula="of:=[.D17]*2" office:value-type="float" office:value="65536" calcext:value-type="float">
            <text:p>65536</text:p>
          </table:table-cell>
          <table:table-cell table:formula="of:=1/(2*PI()*[.B$2]*[.D18])" office:value-type="float" office:value="0.242851170489342" calcext:value-type="float">
            <text:p>0.2428511705</text:p>
          </table:table-cell>
          <table:table-cell table:formula="of:=SQRT([.B$1]*[.B$1]+[.E18]*[.E18])" office:value-type="float" office:value="1.02906593132221" calcext:value-type="float">
            <text:p>1.0290659313</text:p>
          </table:table-cell>
          <table:table-cell table:formula="of:=[.B$3]*[.E18]/[.F18]" office:value-type="float" office:value="1.17995923826432" calcext:value-type="float">
            <text:p>1.1799592383</text:p>
          </table:table-cell>
          <table:table-cell table:formula="of:=20*LOG([.G18]/[.B$3];10)" office:value-type="float" office:value="-12.5420599897953" calcext:value-type="float">
            <text:p>-12.5420599898</text:p>
          </table:table-cell>
        </table:table-row>
        <table:table-row table:style-name="ro1">
          <table:table-cell table:number-columns-repeated="3"/>
          <table:table-cell table:formula="of:=[.D18]*2" office:value-type="float" office:value="131072" calcext:value-type="float">
            <text:p>131072</text:p>
          </table:table-cell>
          <table:table-cell table:formula="of:=1/(2*PI()*[.B$2]*[.D19])" office:value-type="float" office:value="0.121425585244671" calcext:value-type="float">
            <text:p>0.1214255852</text:p>
          </table:table-cell>
          <table:table-cell table:formula="of:=SQRT([.B$1]*[.B$1]+[.E19]*[.E19])" office:value-type="float" office:value="1.00734511104785" calcext:value-type="float">
            <text:p>1.007345111</text:p>
          </table:table-cell>
          <table:table-cell table:formula="of:=[.B$3]*[.E19]/[.F19]" office:value-type="float" office:value="0.602701020300593" calcext:value-type="float">
            <text:p>0.6027010203</text:p>
          </table:table-cell>
          <table:table-cell table:formula="of:=20*LOG([.G19]/[.B$3];10)" office:value-type="float" office:value="-18.3773615531795" calcext:value-type="float">
            <text:p>-18.3773615532</text:p>
          </table:table-cell>
        </table:table-row>
        <table:table-row table:style-name="ro1">
          <table:table-cell table:number-columns-repeated="3"/>
          <table:table-cell table:formula="of:=[.D19]*2" office:value-type="float" office:value="262144" calcext:value-type="float">
            <text:p>262144</text:p>
          </table:table-cell>
          <table:table-cell table:formula="of:=1/(2*PI()*[.B$2]*[.D20])" office:value-type="float" office:value="0.0607127926223356" calcext:value-type="float">
            <text:p>0.0607127926</text:p>
          </table:table-cell>
          <table:table-cell table:formula="of:=SQRT([.B$1]*[.B$1]+[.E20]*[.E20])" office:value-type="float" office:value="1.00184132635263" calcext:value-type="float">
            <text:p>1.0018413264</text:p>
          </table:table-cell>
          <table:table-cell table:formula="of:=[.B$3]*[.E20]/[.F20]" office:value-type="float" office:value="0.303006030123405" calcext:value-type="float">
            <text:p>0.3030060301</text:p>
          </table:table-cell>
          <table:table-cell table:formula="of:=20*LOG([.G20]/[.B$3];10)" office:value-type="float" office:value="-24.3503746570531" calcext:value-type="float">
            <text:p>-24.3503746571</text:p>
          </table:table-cell>
        </table:table-row>
        <table:table-row table:style-name="ro1">
          <table:table-cell table:number-columns-repeated="3"/>
          <table:table-cell table:formula="of:=[.D20]*2" office:value-type="float" office:value="524288" calcext:value-type="float">
            <text:p>524288</text:p>
          </table:table-cell>
          <table:table-cell table:formula="of:=1/(2*PI()*[.B$2]*[.D21])" office:value-type="float" office:value="0.0303563963111678" calcext:value-type="float">
            <text:p>0.0303563963</text:p>
          </table:table-cell>
          <table:table-cell table:formula="of:=SQRT([.B$1]*[.B$1]+[.E21]*[.E21])" office:value-type="float" office:value="1.00046064929961" calcext:value-type="float">
            <text:p>1.0004606493</text:p>
          </table:table-cell>
          <table:table-cell table:formula="of:=[.B$3]*[.E21]/[.F21]" office:value-type="float" office:value="0.151712095485311" calcext:value-type="float">
            <text:p>0.1517120955</text:p>
          </table:table-cell>
          <table:table-cell table:formula="of:=20*LOG([.G21]/[.B$3];10)" office:value-type="float" office:value="-30.3589959471731" calcext:value-type="float">
            <text:p>-30.3589959472</text:p>
          </table:table-cell>
        </table:table-row>
        <table:table-row table:style-name="ro1">
          <table:table-cell table:number-columns-repeated="3"/>
          <table:table-cell table:formula="of:=[.D21]*2" office:value-type="float" office:value="1048576" calcext:value-type="float">
            <text:p>1048576</text:p>
          </table:table-cell>
          <table:table-cell table:formula="of:=1/(2*PI()*[.B$2]*[.D22])" office:value-type="float" office:value="0.0151781981555839" calcext:value-type="float">
            <text:p>0.0151781982</text:p>
          </table:table-cell>
          <table:table-cell table:formula="of:=SQRT([.B$1]*[.B$1]+[.E22]*[.E22])" office:value-type="float" office:value="1.00011518221615" calcext:value-type="float">
            <text:p>1.0001151822</text:p>
          </table:table-cell>
          <table:table-cell table:formula="of:=[.B$3]*[.E22]/[.F22]" office:value-type="float" office:value="0.075882250492141" calcext:value-type="float">
            <text:p>0.0758822505</text:p>
          </table:table-cell>
          <table:table-cell table:formula="of:=20*LOG([.G22]/[.B$3];10)" office:value-type="float" office:value="-36.3765960351594" calcext:value-type="float">
            <text:p>-36.3765960352</text:p>
          </table:table-cell>
        </table:table-row>
        <table:table-row table:style-name="ro1">
          <table:table-cell table:number-columns-repeated="3"/>
          <table:table-cell table:formula="of:=[.D22]*2" office:value-type="float" office:value="2097152" calcext:value-type="float">
            <text:p>2097152</text:p>
          </table:table-cell>
          <table:table-cell table:formula="of:=1/(2*PI()*[.B$2]*[.D23])" office:value-type="float" office:value="0.00758909907779194" calcext:value-type="float">
            <text:p>0.0075890991</text:p>
          </table:table-cell>
          <table:table-cell table:formula="of:=SQRT([.B$1]*[.B$1]+[.E23]*[.E23])" office:value-type="float" office:value="1.00002879679778" calcext:value-type="float">
            <text:p>1.0000287968</text:p>
          </table:table-cell>
          <table:table-cell table:formula="of:=[.B$3]*[.E23]/[.F23]" office:value-type="float" office:value="0.037944402711668" calcext:value-type="float">
            <text:p>0.0379444027</text:p>
          </table:table-cell>
          <table:table-cell table:formula="of:=20*LOG([.G23]/[.B$3];10)" office:value-type="float" office:value="-42.3964456682405" calcext:value-type="float">
            <text:p>-42.3964456682</text:p>
          </table:table-cell>
        </table:table-row>
        <table:table-row table:style-name="ro1">
          <table:table-cell table:number-columns-repeated="3"/>
          <table:table-cell table:formula="of:=[.D23]*2" office:value-type="float" office:value="4194304" calcext:value-type="float">
            <text:p>4194304</text:p>
          </table:table-cell>
          <table:table-cell table:formula="of:=1/(2*PI()*[.B$2]*[.D24])" office:value-type="float" office:value="0.00379454953889597" calcext:value-type="float">
            <text:p>0.0037945495</text:p>
          </table:table-cell>
          <table:table-cell table:formula="of:=SQRT([.B$1]*[.B$1]+[.E24]*[.E24])" office:value-type="float" office:value="1.00000719927719" calcext:value-type="float">
            <text:p>1.0000071993</text:p>
          </table:table-cell>
          <table:table-cell table:formula="of:=[.B$3]*[.E24]/[.F24]" office:value-type="float" office:value="0.0189726111053936" calcext:value-type="float">
            <text:p>0.0189726111</text:p>
          </table:table-cell>
          <table:table-cell table:formula="of:=20*LOG([.G24]/[.B$3];10)" office:value-type="float" office:value="-48.4168579912161" calcext:value-type="float">
            <text:p>-48.41685799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0" loext:min-decimal-places="0" number:min-integer-digits="1" number:min-exponent-digits="2" loext:exponent-interval="1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3T14:28:04.378000000</meta:creation-date>
    <dc:date>2016-07-23T15:04:48.952000000</dc:date>
    <meta:editing-duration>PT19M34S</meta:editing-duration>
    <meta:editing-cycles>1</meta:editing-cycles>
    <meta:document-statistic meta:table-count="1" meta:cell-count="126" meta:object-count="1"/>
    <meta:generator>LibreOffice/5.1.4.2$Windows_x86 LibreOffice_project/f99d75f39f1c57ebdd7ffc5f42867c12031db97a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scientific-number number:decimal-places="0" loext:min-decimal-places="0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21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20" chart:maximum="-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21cm" svg:y="4.201cm" style:legend-expansion="high" chart:style-name="ch2"/>
        <chart:plot-area chart:style-name="ch3" table:cell-range-address="Sheet1.D1:Sheet1.D28 Sheet1.H1:Sheet1.H28" chart:data-source-has-labels="row" svg:x="0.32cm" svg:y="0.18cm" svg:width="13.381cm" svg:height="8.64cm">
          <chartooo:coordinate-region svg:x="1.047cm" svg:y="0.379cm" svg:width="12.15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2:Sheet1.H28" chart:label-cell-address="Sheet1.H1:Sheet1.H1" chart:class="chart:scatter">
            <chart:domain table:cell-range-address="Sheet1.D2:Sheet1.D28"/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gain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D2:Sheet1.D28</svg:desc>
                </draw:g>
              </table:table-cell>
              <table:table-cell office:value-type="float" office:value="-0.0000000171452592441784">
                <text:p>-0.0000000171452592441784</text:p>
                <draw:g>
                  <svg:desc>Sheet1.H2:Sheet1.H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0.0000000685810362154464">
                <text:p>-0.00000006858103621544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-0.000000274324134610166">
                <text:p>-0.0000002743241346101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-0.00000109729643323871">
                <text:p>-0.000001097296433238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-0.00000438918406611615">
                <text:p>-0.000004389184066116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-0.0000175567096470607">
                <text:p>-0.00001755670964706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-0.0000702264127445874">
                <text:p>-0.00007022641274458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-0.00028089883777118">
                <text:p>-0.000280898837771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-0.0011234863574095">
                <text:p>-0.0011234863574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-0.00449220265794349">
                <text:p>-0.004492202657943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-0.0179409981977635">
                <text:p>-0.01794099819776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-0.0713235407656199">
                <text:p>-0.07132354076561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-0.278524432356852">
                <text:p>-0.2785244323568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-1.02068269767916">
                <text:p>-1.020682697679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-3.1381255130765">
                <text:p>-3.13812551307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-7.19245315743121">
                <text:p>-7.19245315743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536">
                <text:p>65536</text:p>
              </table:table-cell>
              <table:table-cell office:value-type="float" office:value="-12.5420599897953">
                <text:p>-12.54205998979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072">
                <text:p>131072</text:p>
              </table:table-cell>
              <table:table-cell office:value-type="float" office:value="-18.3773615531795">
                <text:p>-18.37736155317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2144">
                <text:p>262144</text:p>
              </table:table-cell>
              <table:table-cell office:value-type="float" office:value="-24.3503746570531">
                <text:p>-24.35037465705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4288">
                <text:p>524288</text:p>
              </table:table-cell>
              <table:table-cell office:value-type="float" office:value="-30.3589959471731">
                <text:p>-30.35899594717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48576">
                <text:p>1048576</text:p>
              </table:table-cell>
              <table:table-cell office:value-type="float" office:value="-36.3765960351594">
                <text:p>-36.37659603515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97152">
                <text:p>2097152</text:p>
              </table:table-cell>
              <table:table-cell office:value-type="float" office:value="-42.3964456682405">
                <text:p>-42.39644566824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94304">
                <text:p>4194304</text:p>
              </table:table-cell>
              <table:table-cell office:value-type="float" office:value="-48.4168579912161">
                <text:p>-48.41685799121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